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fo:language="uk" fo:country="UA"/>
    </style:style>
    <style:style style:name="T33" style:family="text">
      <style:text-properties fo:language="uk" fo:country="UA" officeooo:rsid="0012d923"/>
    </style:style>
    <style:style style:name="T34" style:family="text">
      <style:text-properties fo:language="uk" fo:country="UA" officeooo:rsid="00135bcd"/>
    </style:style>
    <style:style style:name="T35" style:family="text">
      <style:text-properties officeooo:rsid="001058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</text:span><text:span text:style-name="T34">2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<text:span text:style-name="T35">Altered State, Weightless, Voyager</text:span>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6" text:outline-level="2"/>
      <text:h text:style-name="Heading_20_2" text:outline-level="2">Идеи</text:h>
      <text:list xml:id="list1988837521473966230" text:style-name="L1">
        <text:list-item>
          <text:p text:style-name="P21">Книги:</text:p>
        </text:list-item>
      </text:list>
      <text:list xml:id="list1089793801571208813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8355591701065868529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4T17:32:40.226958648</dc:date>
    <meta:editing-duration>P10DT23H22M47S</meta:editing-duration>
    <meta:editing-cycles>378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243" meta:character-count="8473" meta:non-whitespace-character-count="7308"/>
  </office:meta>
</office:document-meta>
</file>